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613cm" fo:min-width="5.05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26cm" fo:min-width="5.1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915cm" fo:min-width="8.17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7cm" fo:min-width="8.43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83cm" fo:min-width="6.91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27cm" fo:min-width="6.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27cm" fo:min-width="4.83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524cm" fo:min-width="4.704cm"/>
    </style:style>
    <style:style style:name="gr9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4c4c4c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552cm" svg:height="2.863cm" svg:x="13.619cm" svg:y="13.88cm">
          <text:p text:style-name="P1"><text:span text:style-name="T1">snapdb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682cm" svg:height="2.776cm" svg:x="14.908cm" svg:y="18.652cm">
          <text:p text:style-name="P1"><text:span text:style-name="T1">snap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8.675cm" svg:height="4.165cm" svg:x="1.3cm" svg:y="19.042cm">
          <text:p text:style-name="P3"><text:span text:style-name="T1">snapbackend</text:span><text:line-break/><text:span text:style-name="T2">(CRON, pagelist,</text:span></text:p>
          <text:p text:style-name="P3"><text:span text:style-name="T2">sendmail, snapbackend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8.935cm" svg:height="2.907cm" svg:x="2.256cm" svg:y="6.074cm">
          <text:p text:style-name="P1"><text:span text:style-name="T1">snapmanagerdaem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7.417cm" svg:height="2.733cm" svg:x="12.881cm" svg:y="1.301cm">
          <text:p text:style-name="P1"><text:span text:style-name="T1">snapcommunic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7.2cm" svg:height="2.777cm" svg:x="2.645cm" svg:y="15.312cm">
          <text:p text:style-name="P3"><text:span text:style-name="T1">snapwatchdo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5.334cm" svg:height="2.777cm" svg:x="3.557cm" svg:y="10.929cm">
          <text:p text:style-name="P3"><text:span text:style-name="T1">snapfirewal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5.204cm" svg:height="2.774cm" svg:x="3.382cm" svg:y="24.166cm">
          <text:p text:style-name="P3"><text:span text:style-name="T1">snapserv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6.245cm" svg:y1="15.312cm" svg:x2="16.589cm" svg:y2="4.034cm" draw:start-shape="id1" draw:start-glue-point="0" draw:end-shape="id2" draw:end-glue-point="2" svg:d="M6245 15312c0-8460 10344-2821 10344-11278" svg:viewBox="0 0 10345 11279">
          <text:p/>
        </draw:connector>
        <draw:connector draw:style-name="gr9" draw:text-style-name="P5" draw:layer="layout" draw:type="curve" svg:x1="5.637cm" svg:y1="19.042cm" svg:x2="16.589cm" svg:y2="4.034cm" draw:start-shape="id3" draw:start-glue-point="0" draw:end-shape="id2" draw:end-glue-point="2" svg:d="M5637 19042c0-11257 10952-3754 10952-15008" svg:viewBox="0 0 10953 15009">
          <text:p/>
        </draw:connector>
        <draw:connector draw:style-name="gr10" draw:text-style-name="P5" draw:layer="layout" draw:type="curve" svg:x1="9.975cm" svg:y1="21.124cm" svg:x2="17.749cm" svg:y2="21.428cm" draw:start-shape="id3" draw:start-glue-point="1" draw:end-shape="id4" draw:end-glue-point="2" svg:d="M9975 21124c3699 0 3082 403 4101 667s3673 388 3673-363" svg:viewBox="0 0 7775 872">
          <text:p/>
        </draw:connector>
        <draw:connector draw:style-name="gr11" draw:text-style-name="P5" draw:layer="layout" draw:type="curve" svg:x1="9.975cm" svg:y1="21.124cm" svg:x2="13.619cm" svg:y2="15.311cm" draw:start-shape="id3" draw:start-glue-point="1" draw:end-shape="id5" draw:end-glue-point="3" svg:d="M9975 21124c2733 0 911-5813 3644-5813" svg:viewBox="0 0 3645 5814">
          <text:p/>
        </draw:connector>
        <draw:connector draw:style-name="gr11" draw:text-style-name="P5" draw:layer="layout" draw:type="curve" svg:x1="8.891cm" svg:y1="12.317cm" svg:x2="13.619cm" svg:y2="15.311cm" draw:start-shape="id6" draw:start-glue-point="1" draw:end-shape="id5" draw:end-glue-point="3" svg:d="M8891 12317c3546 0 1182 2994 4728 2994" svg:viewBox="0 0 4729 2995">
          <text:p/>
        </draw:connector>
        <draw:connector draw:style-name="gr11" draw:text-style-name="P5" draw:layer="layout" draw:type="curve" svg:x1="8.586cm" svg:y1="25.553cm" svg:x2="13.619cm" svg:y2="15.311cm" draw:start-shape="id7" draw:start-glue-point="1" draw:end-shape="id5" draw:end-glue-point="3" svg:d="M8586 25553c3775 0 1259-10242 5033-10242" svg:viewBox="0 0 5034 10243">
          <text:p/>
        </draw:connector>
        <draw:connector draw:style-name="gr10" draw:text-style-name="P5" draw:layer="layout" draw:type="curve" svg:x1="8.586cm" svg:y1="25.553cm" svg:x2="17.749cm" svg:y2="21.428cm" draw:start-shape="id7" draw:start-glue-point="1" draw:end-shape="id4" draw:end-glue-point="2" svg:d="M8586 25553c6109 0 9163-1375 9163-4125" svg:viewBox="0 0 9164 4126">
          <text:p/>
        </draw:connector>
        <draw:connector draw:style-name="gr9" draw:text-style-name="P5" draw:layer="layout" draw:type="curve" svg:x1="6.224cm" svg:y1="10.929cm" svg:x2="16.589cm" svg:y2="4.034cm" draw:start-shape="id6" draw:start-glue-point="0" draw:end-shape="id2" draw:end-glue-point="2" svg:d="M6224 10929c0-5172 10365-1725 10365-6895" svg:viewBox="0 0 10366 6896">
          <text:p/>
        </draw:connector>
        <draw:connector draw:style-name="gr9" draw:text-style-name="P5" draw:layer="layout" draw:type="curve" svg:x1="5.984cm" svg:y1="24.166cm" svg:x2="16.589cm" svg:y2="4.034cm" draw:start-shape="id7" draw:start-glue-point="0" draw:end-shape="id2" draw:end-glue-point="2" svg:d="M5984 24166c0-15099 10605-5033 10605-20132" svg:viewBox="0 0 10606 20133">
          <text:p/>
        </draw:connector>
        <draw:connector draw:style-name="gr9" draw:text-style-name="P5" draw:layer="layout" draw:type="curve" svg:x1="17.749cm" svg:y1="18.652cm" svg:x2="16.589cm" svg:y2="4.034cm" draw:start-shape="id4" draw:start-glue-point="0" draw:end-shape="id2" draw:end-glue-point="2" svg:d="M17749 18652c0-10963-1160-3655-1160-14618" svg:viewBox="0 0 1161 14619">
          <text:p/>
        </draw:connector>
        <draw:connector draw:style-name="gr9" draw:text-style-name="P5" draw:layer="layout" draw:type="curve" svg:x1="16.395cm" svg:y1="13.88cm" svg:x2="16.589cm" svg:y2="4.034cm" draw:start-shape="id5" draw:start-glue-point="0" draw:end-shape="id2" draw:end-glue-point="2" svg:d="M16395 13880c0-7386 194-2463 194-9846" svg:viewBox="0 0 195 9847">
          <text:p/>
        </draw:connector>
        <draw:connector draw:style-name="gr9" draw:text-style-name="P5" draw:layer="layout" draw:type="curve" svg:x1="6.723cm" svg:y1="6.074cm" svg:x2="16.589cm" svg:y2="4.034cm" draw:start-shape="id8" draw:start-glue-point="0" draw:end-shape="id2" draw:end-glue-point="2" svg:d="M6723 6074c0-1531 9866-512 9866-2040" svg:viewBox="0 0 9867 2041">
          <text:p/>
        </draw:connector>
        <draw:connector draw:style-name="gr11" draw:text-style-name="P5" draw:layer="layout" draw:type="curve" svg:x1="9.845cm" svg:y1="16.7cm" svg:x2="13.619cm" svg:y2="15.311cm" draw:start-shape="id1" draw:start-glue-point="1" draw:end-shape="id5" draw:end-glue-point="3" svg:d="M9845 16700c2830 0 944-1389 3774-1389" svg:viewBox="0 0 3775 1390">
          <text:p/>
        </draw:connector>
        <draw:custom-shape draw:style-name="gr5" draw:text-style-name="P2" xml:id="id9" draw:id="id9" draw:layer="layout" svg:width="7.417cm" svg:height="2.733cm" svg:x="1.561cm" svg:y="1.301cm">
          <text:p text:style-name="P1"><text:span text:style-name="T1">snapcommunicator</text:span></text:p>
          <text:p text:style-name="P1"><text:span text:style-name="T3">(remote)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curve" svg:x1="8.978cm" svg:y1="2.667cm" svg:x2="12.881cm" svg:y2="2.667cm" draw:start-shape="id9" draw:start-glue-point="1" draw:end-shape="id2" draw:end-glue-point="3" svg:d="M8978 2667h3903" svg:viewBox="0 0 390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6-08-13T08:48:17.249960574</meta:creation-date>
    <dc:date>2016-08-13T09:04:18.488368351</dc:date>
    <dc:creator>Alexis Wilke</dc:creator>
    <meta:editing-duration>PT5M39S</meta:editing-duration>
    <meta:editing-cycles>3</meta:editing-cycles>
    <meta:generator>LibreOffice/5.1.4.2$Linux_X86_64 LibreOffice_project/10m0$Build-2</meta:generator>
    <meta:document-statistic meta:object-count="23"/>
  </office:meta>
</office:document-meta>
</file>